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TransactionStatus.isTransactionSavepointManag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Status.isGlobalRollbackOnly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ransactionStatus.isReadOnl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Status.isNewTransact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Status.get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TransactionStatus.getSuspendedResourc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Status.isDebu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Status.DefaultTransactionStatus( @ Nullable Object transaction , boolean newTransaction , boolean newSynchronization , boolean readOnly , boolean debug , @ Nullable Object suspendedResour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DefaultTransactionStatus.has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Status.isNewSynchroniz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TransactionStatus.flush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TransactionStatus.getSavepointManag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